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0ac225" officeooo:paragraph-rsid="000ac225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0dc043" officeooo:paragraph-rsid="000dc043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0e7628" officeooo:paragraph-rsid="000e7628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21c1a" officeooo:paragraph-rsid="00121c1a" style:font-style-asian="italic" style:font-weight-asian="bold" style:font-style-complex="italic" style:font-weight-complex="bold"/>
    </style:style>
    <style:style style:name="T1" style:family="text">
      <style:text-properties officeooo:rsid="00109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O .NET :-</text:p>
      <text:p text:style-name="P1"/>
      <text:p text:style-name="P2">step 1: CREATE DB AND TABLE</text:p>
      <text:p text:style-name="P2"><text:s text:c="12"/>STORED PROCEDURES TO PERFORM INSERT, UPDATE, DELETE, READ</text:p>
      <text:p text:style-name="P2"/>
      <text:p text:style-name="P3">step 2: CREATE CONNECTION STRING TO CONNECT TO DB</text:p>
      <text:p text:style-name="P3"><text:s text:c="11"/>CREATE A PROPERTY TO ACCESS IT</text:p>
      <text:p text:style-name="P3"/>
      <text:p text:style-name="P3">step 3: CREATE MODEL TO REPRESENT DATA</text:p>
      <text:p text:style-name="P3"><text:s text:c="12"/></text:p>
      <text:p text:style-name="P3">step 4: <text:span text:style-name="T1">CREATE DATA ACCESS LAYER TO WRITE ADO.NET CODE INTO.</text:span></text:p>
      <text:p text:style-name="P3"/>
      <text:p text:style-name="P4">Step 5: CREATE A CONTROLER AND ACTION METHODS TO COMMUNICATE WITH</text:p>
      <text:p text:style-name="P4"><text:tab/>DATA ACCESS LAYER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8T10:29:12.743000000</meta:creation-date>
    <dc:date>2024-08-08T12:15:33.372000000</dc:date>
    <meta:editing-duration>PT1H46M17S</meta:editing-duration>
    <meta:editing-cycles>9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0" meta:word-count="64" meta:character-count="390" meta:non-whitespace-character-count="299"/>
  </office:meta>
</office:document-meta>
</file>